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3" style:family="paragraph" style:parent-style-name="Standard">
      <style:paragraph-properties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4" style:family="paragraph" style:parent-style-name="Standard">
      <style:paragraph-properties style:text-autospace="none" style:writing-mode="lr-tb"/>
      <style:text-properties fo:font-size="11.1999998092651pt" fo:language="en" fo:country="US" style:font-size-asian="10.5pt" style:language-asian="en" style:country-asian="US" style:font-size-complex="12pt"/>
    </style:style>
    <style:style style:name="P5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6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7" style:family="paragraph" style:parent-style-name="Standard">
      <style:paragraph-properties style:text-autospace="none" style:writing-mode="lr-tb"/>
      <style:text-properties fo:font-size="11.1999998092651pt" style:font-size-asian="10.5pt"/>
    </style:style>
    <style:style style:name="T1" style:family="text">
      <style:text-properties style:font-name="Times New Roman" fo:language="en" fo:country="US" fo:font-style="normal" fo:font-weight="normal" style:language-asian="en" style:country-asian="US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urtschi</text:p>
      <text:p text:style-name="P1">CS4500</text:p>
      <text:p text:style-name="P1">Artificial Intelligence</text:p>
      <text:p text:style-name="P1">Ron Peterson</text:p>
      <text:p text:style-name="P4"/>
      <text:p text:style-name="P2">Genetic Algorithms</text:p>
      <text:p text:style-name="P4"/>
      <text:p text:style-name="P3">1.</text:p>
      <text:p text:style-name="P6">I modified the WholeFit function to look for a specific pattern, 100110011001</text:p>
      <text:p text:style-name="P6"/>
      <text:p text:style-name="P6">/* build the fitness for the whole code of one individual */</text:p>
      <text:p text:style-name="P6">float WholeFit(CodeType Code)</text:p>
      <text:p text:style-name="P6">{</text:p>
      <text:p text:style-name="P6"><text:s text:c="2"/>int l;</text:p>
      <text:p text:style-name="P6"><text:s text:c="2"/>float Tot = 0.0;</text:p>
      <text:p text:style-name="P6"/>
      <text:p text:style-name="P6"><text:s text:c="2"/>/* 100110011001 */</text:p>
      <text:p text:style-name="P6"><text:s text:c="2"/>for (l=0; l&lt;CodeSize; l++)</text:p>
      <text:p text:style-name="P6"><text:s text:c="4"/>//Tot += fitness(Code[l]);</text:p>
      <text:p text:style-name="P6"><text:s text:c="4"/>if (((l % 4 == 0 || l % 4 == 3) &amp;&amp; Code[l] == 1.0) || ((l % 4 == 1 || l % 4 == 2) &amp;&amp; Code[l] == 0.0))</text:p>
      <text:p text:style-name="P6"><text:s text:c="6"/>Tot += 1.0; </text:p>
      <text:p text:style-name="P6"/>
      <text:p text:style-name="P6"><text:s text:c="2"/>return Tot;</text:p>
      <text:p text:style-name="P6">}</text:p>
      <text:p text:style-name="P6"/>
      <text:p text:style-name="P6">The program is able to find the solution within just a few cycles, and rapidly approaches 35%-50% of the population getting the correct solution. <text:s/>This number stays high throughout many cycles, and does not fluctuate as much as the original problem. <text:s/>This is probably because there isn't any probability involved in the fitness function itself.</text:p>
      <text:p text:style-name="P6"/>
      <text:p text:style-name="P7"><text:span text:style-name="T1">2.</text:span></text:p>
      <text:p text:style-name="P5"><text:span text:style-name="T1">See attached p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meta:creation-date>2009-02-24T21:10:59</meta:creation-date>
    <dc:date>2009-04-22T07:52:03</dc:date>
    <dc:language>en-US</dc:language>
    <meta:editing-cycles>50</meta:editing-cycles>
    <meta:editing-duration>PT165H41M28S</meta:editing-duration>
    <meta:document-statistic meta:table-count="0" meta:image-count="0" meta:object-count="0" meta:page-count="1" meta:paragraph-count="22" meta:word-count="151" meta:character-count="848"/>
    <meta:user-defined meta:name="Info 1"/>
    <meta:user-defined meta:name="Info 2"/>
    <meta:user-defined meta:name="Info 3"/>
    <meta:user-defined meta:name="Info 4"/>
  </office:meta>
</office:document-meta>
</file>